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6" style:family="paragraph" style:parent-style-name="Standard">
      <style:paragraph-properties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2"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3"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4"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center" style:justify-single-word="false"/>
    </style:style>
    <style:style style:name="P38" style:family="paragraph" style:parent-style-name="Standard">
      <style:paragraph-properties fo:margin-top="0in" fo:margin-bottom="0in" loext:contextual-spacing="false" fo:line-height="100%" fo:text-align="start" style:justify-single-word="false"/>
    </style:style>
    <style:style style:name="P39" style:family="paragraph" style:parent-style-name="Standard">
      <style:paragraph-properties fo:margin-top="0.1665in" fo:margin-bottom="0.1665in" loext:contextual-spacing="false" fo:line-height="100%" fo:text-align="start" style:justify-single-word="false" fo:break-before="auto" fo:break-after="auto"/>
    </style:style>
    <style:style style:name="P40"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2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2in" fo:margin-right="0in" fo:margin-top="0in" fo:margin-bottom="0.0429in" loext:contextual-spacing="false" fo:text-indent="-0.25in" style:auto-text-indent="false" fo:break-before="auto" fo:break-after="auto"/>
    </style:style>
    <style:style style:name="P43" style:family="paragraph" style:parent-style-name="Heading_20_1">
      <style:paragraph-properties fo:margin-left="0.3in" fo:margin-right="0in" fo:text-indent="0in" style:auto-text-indent="false" fo:break-before="auto" fo:break-after="auto"/>
    </style:style>
    <style:style style:name="P44" style:family="paragraph" style:parent-style-name="Heading_20_1" style:list-style-name="WWNum4">
      <style:paragraph-properties fo:break-before="auto" fo:break-after="auto"/>
    </style:style>
    <style:style style:name="P45" style:family="paragraph" style:parent-style-name="Heading_20_1" style:list-style-name="WWNum4">
      <style:paragraph-properties fo:text-align="justify" style:justify-single-word="false" fo:break-before="auto" fo:break-after="auto"/>
    </style:style>
    <style:style style:name="P46" style:family="paragraph" style:parent-style-name="Heading_20_2" style:list-style-name="WWNum4">
      <style:paragraph-properties fo:break-before="auto" fo:break-after="auto"/>
    </style:style>
    <style:style style:name="P4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fo:font-weight="bold" style:font-weight-asian="bold"/>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text:soft-page-break/></text:p>
      <text:p text:style-name="P12"><text:span text:style-name="T15">💬</text:span><text:span text:style-name="T13"> Interesante</text:span></text:p>
      <text:p text:style-name="P43"/>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Trello?</text:span></text:a><text:span text:style-name="T10"><text:tab/>3</text:span></text:p>
          <text:p text:style-name="P22"><text:span text:style-name="T20">2. </text:span><text:a xlink:type="simple" xlink:href="#_2b1alh65kh3a"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Trello?</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de las distintas listas</text:span></text:a><text:span text:style-name="T10"><text:tab/>4</text:span></text:p>
          <text:p text:style-name="P25"><text:span text:style-name="T20">4.2. </text:span><text:a xlink:type="simple" xlink:href="#_j0qrlg5s63go" text:style-name="Index_20_Link" text:visited-style-name="Index_20_Link"><text:span text:style-name="T10">Información de tareas asignadas a cada alumno</text:span></text:a><text:span text:style-name="T10"><text:tab/>5</text:span></text:p>
          <text:p text:style-name="P22"><text:span text:style-name="T20">5. </text:span><text:a xlink:type="simple" xlink:href="#_4xytlvlohp0e" text:style-name="Index_20_Link" text:visited-style-name="Index_20_Link"><text:span text:style-name="T10">Objetivos planteados</text:span></text:a><text:span text:style-name="T10"><text:tab/>5</text:span></text:p>
          <text:p text:style-name="P22"><text:span text:style-name="T20">6. </text:span><text:a xlink:type="simple" xlink:href="#_klgy5w6zzl5k" text:style-name="Index_20_Link" text:visited-style-name="Index_20_Link"><text:span text:style-name="T10">Métricas</text:span></text:a><text:span text:style-name="T10"><text:tab/>6</text:span></text:p>
          <text:p text:style-name="P22"><text:span text:style-name="T20">7. </text:span><text:a xlink:type="simple" xlink:href="#_vb8r5fs5yqpp" text:style-name="Index_20_Link" text:visited-style-name="Index_20_Link"><text:span text:style-name="T10">Procesamiento de datos</text:span></text:a><text:span text:style-name="T10"><text:tab/>6</text:span></text:p>
          <text:p text:style-name="P22"><text:span text:style-name="T20">8. </text:span><text:a xlink:type="simple" xlink:href="#_7xdwvtrre4y3" text:style-name="Index_20_Link" text:visited-style-name="Index_20_Link"><text:span text:style-name="T10">Análisis</text:span></text:a><text:span text:style-name="T10"><text:tab/>6</text:span></text:p>
          <text:p text:style-name="P25"><text:span text:style-name="T20">8.1. </text:span><text:a xlink:type="simple" xlink:href="#_kvrtxh2kb1q6" text:style-name="Index_20_Link" text:visited-style-name="Index_20_Link"><text:span text:style-name="T10">Análisis del la asignación de tarjetas</text:span></text:a><text:span text:style-name="T10"><text:tab/>6</text:span></text:p>
          <text:p text:style-name="P25"><text:span text:style-name="T20">8.2. </text:span><text:a xlink:type="simple" xlink:href="#_urronbp9i9ti" text:style-name="Index_20_Link" text:visited-style-name="Index_20_Link"><text:span text:style-name="T10">Análisis del estado del proyecto</text:span></text:a><text:span text:style-name="T10"><text:tab/>6</text:span></text:p>
          <text:p text:style-name="P22"><text:span text:style-name="T20">9. </text:span><text:a xlink:type="simple" xlink:href="#_kyspqz4azms1" text:style-name="Index_20_Link" text:visited-style-name="Index_20_Link"><text:span text:style-name="T10">Actuaciones</text:span></text:a><text:span text:style-name="T10"><text:tab/>6</text:span></text:p>
          <text:p text:style-name="P23"><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20"><text:span text:style-name="T21">UD0</text:span><text:span text:style-name="T22">6</text:span><text:span text:style-name="T23">. </text:span><text:span text:style-name="T22">Caso práctico 03 - Organización con Trello</text:span></text:p>
      <text:list xml:id="list2025468902" text:style-name="WWNum4">
        <text:list-item>
          <text:p text:style-name="P44"><text:bookmark text:name="_ge43nvu7ywtj"/>¿Qué es Trello?</text:p>
        </text:list-item>
      </text:list>
      <text:p text:style-name="P26">Trello es un software pensado generalmente para la gestión de proyectos y que utiliza el sistema “Kanban” mediante el uso de tarjetas virtuales.</text:p>
      <text:p text:style-name="P26"/>
      <text:p text:style-name="P26">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P26"/>
      <text:p text:style-name="P26">Este tipo de tableros virtuales con sistema “Kanban” son muy útiles para organización de tareas, aplicación de metodologías ágiles como SCRUM y derivados, etc.</text:p>
      <text:p text:style-name="P26"/>
      <text:p text:style-name="P26">Para saber más sobre tableros “Kanban”</text:p>
      <text:p text:style-name="P26"><text:s/><text:a xlink:type="simple" xlink:href="https://kanbanize.com/es/recursos-de-kanban/primeros-pasos/que-es-tablero-kanban" text:style-name="ListLabel_20_28" text:visited-style-name="ListLabel_20_28"><text:span text:style-name="T27">https://kanbanize.com/es/recursos-de-kanban/primeros-pasos/que-es-tablero-kanban</text:span></text:a></text:p>
      <text:p text:style-name="P26"/>
      <text:p text:style-name="P26">Para saber más de Trello <text:a xlink:type="simple" xlink:href="https://en.wikipedia.org/wiki/Trello" text:style-name="ListLabel_20_28" text:visited-style-name="ListLabel_20_28"><text:span text:style-name="T27">https://en.wikipedia.org/wiki/Trello</text:span></text:a> y <text:a xlink:type="simple" xlink:href="https://trello.com/" text:style-name="ListLabel_20_28" text:visited-style-name="ListLabel_20_28"><text:span text:style-name="T27">https://trello.com/</text:span></text:a></text:p>
      <text:list xml:id="list60421807480759" text:continue-numbering="true" text:style-name="WWNum4">
        <text:list-item>
          <text:p text:style-name="P44"><text:bookmark text:name="_2b1alh65kh3a"/>Descripción del caso práctico</text:p>
        </text:list-item>
      </text:list>
      <text:p text:style-name="P24">Los alumnos, complementariamente al grupo de trabajo de Slack que hemos descrito en el caso práctico anterior, se les ha sugerido utilizar <text:span text:style-name="T28">Trello </text:span>para organizar las tareas.</text:p>
      <text:p text:style-name="P24"/>
      <text:p text:style-name="P24">Se les han propuesto las siguientes pautas de organización de tareas:</text:p>
      <text:list xml:id="list4080299580" text:style-name="WWNum2">
        <text:list-item>
          <text:p text:style-name="P27">Habrá 4 listas: “POR HACER”, “HACIENDO”, “REALIZADO, POR REVISAR”, “REVISADO”.</text:p>
        </text:list-item>
        <text:list-item>
          <text:p text:style-name="P29">Las tareas que se decidan en reuniones periódicas, serán asignadas a tarjetas. Estas tarjetas se irán colocando en la lista “POR HACER”. </text:p>
        </text:list-item>
        <text:list-item>
          <text:p text:style-name="P29">Los alumnos que se vayan a encargar de una tarea, se asignan como miembros de la tarjeta que define esa tarea. Una tarea puede tener más de una persona asignada.</text:p>
        </text:list-item>
        <text:list-item>
          <text:p text:style-name="P29">Según el estado de la tarea, los miembros moverán la tarjeta entre listas. </text:p>
          <text:list>
            <text:list-item>
              <text:p text:style-name="P32">Por ejemplo, si una tarea estaba “POR HACER” y se ha empezado, puede moverse a la lista HACIENDO”. </text:p>
            </text:list-item>
            <text:list-item>
              <text:p text:style-name="P35"><text:soft-page-break/>Otro ejemplo es que si una tarjeta en “REALIZADO, POR REVISAR”, se descubre que no funciona correctamente, pasaría de nuevo a “HACIENDO”.</text:p>
            </text:list-item>
          </text:list>
        </text:list-item>
      </text:list>
      <text:p text:style-name="P24">Nuestra intención es poder realizar instantáneas del estado del tablero Trello y analizar sus datos.</text:p>
      <text:list xml:id="list60420444944373" text:continue-list="list60421807480759" text:style-name="WWNum4">
        <text:list-item>
          <text:p text:style-name="P44"><text:bookmark text:name="_i0n86r195xno"/>¿Qué información nos proporciona Trello?</text:p>
        </text:list-item>
      </text:list>
      <text:p text:style-name="P26">Trello posee muchos plugins internos (de pago o con versiones de prueba) que permiten analizar el estado de los tableros, generar informes, etc. </text:p>
      <text:p text:style-name="P26">Pueden encontrarse aquí <text:a xlink:type="simple" xlink:href="https://trello.com/power-ups/category/analytics-reporting" text:style-name="ListLabel_20_28" text:visited-style-name="ListLabel_20_28"><text:span text:style-name="T27">https://trello.com/power-ups/category/analytics-reporting</text:span></text:a></text:p>
      <text:p text:style-name="P26"/>
      <text:p text:style-name="P26">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7">https://www.nicoespeon.com/trello-kanban-analysis-tool/</text:span></text:a> cuyo código está disponible en <text:a xlink:type="simple" xlink:href="https://github.com/nicoespeon/trello-kanban-analysis-tool" text:style-name="ListLabel_20_28" text:visited-style-name="ListLabel_20_28"><text:span text:style-name="T27">https://github.com/nicoespeon/trello-kanban-analysis-tool</text:span></text:a></text:p>
      <text:p text:style-name="P26"/>
      <text:p text:style-name="P26">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7">https://help.trello.com/article/747-exporting-data-from-trello-1</text:span></text:a></text:p>
      <text:p text:style-name="P26"/>
      <text:p text:style-name="P26">Para este caso práctico, nos basaremos en exportar información de un tablero en formato JSON y utilizaremos una herramienta de creación propia en Python para analizar el tablero.</text:p>
      <text:p text:style-name="P26"/>
      <text:p text:style-name="P26">La herramienta está disponible en <text:a xlink:type="simple" xlink:href="https://github.com/sergarb1/TrelloAnalyzer" text:style-name="ListLabel_20_28" text:visited-style-name="ListLabel_20_28"><text:span text:style-name="T27">https://github.com/sergarb1/TrelloAnalyzer</text:span></text:a></text:p>
      <text:list xml:id="list60420489284409" text:continue-numbering="true" text:style-name="WWNum4">
        <text:list-item>
          <text:p text:style-name="P44"><text:bookmark text:name="_cbl4u9301l5x"/>Extrayendo información de las fuentes principales</text:p>
        </text:list-item>
      </text:list>
      <text:p text:style-name="P26">A continuación mostramos los datos del caso de estudio anonimizados.</text:p>
      <text:list xml:id="list60421328874903" text:continue-numbering="true" text:style-name="WWNum4">
        <text:list-item>
          <text:list>
            <text:list-item>
              <text:p text:style-name="P46"><text:bookmark text:name="_gcyrru1sr49b"/>Información de las distintas listas</text:p>
            </text:list-item>
          </text:list>
        </text:list-item>
      </text:list>
      <text:p text:style-name="P26">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8"><text:span text:style-name="T28">Lista “POR HACER” (8 tarjetas, 6 no asignadas)</text:span></text:p>
          </table:table-cell>
          <table:covered-table-cell/>
        </table:table-row>
        <table:table-row table:style-name="Table1.2">
          <table:table-cell table:style-name="Table1.A1" office:value-type="string">
            <text:p text:style-name="P37"><text:span text:style-name="T28">Alumno</text:span></text:p>
          </table:table-cell>
          <table:table-cell table:style-name="Table1.A1" office:value-type="string">
            <text:p text:style-name="P18"><text:span text:style-name="T28">Número de tarjetas asignadas</text:span></text:p>
          </table:table-cell>
        </table:table-row>
        <table:table-row table:style-name="Table1.3">
          <table:table-cell table:style-name="Table1.A1" office:value-type="string">
            <text:p text:style-name="P19">Alumno 01</text:p>
          </table:table-cell>
          <table:table-cell table:style-name="Table1.A1" office:value-type="string">
            <text:p text:style-name="P19">1</text:p>
          </table:table-cell>
        </table:table-row>
        <table:table-row table:style-name="Table1.4">
          <table:table-cell table:style-name="Table1.A1" office:value-type="string">
            <text:p text:style-name="P19">Alumno 02</text:p>
          </table:table-cell>
          <table:table-cell table:style-name="Table1.A1" office:value-type="string">
            <text:p text:style-name="P19">1</text:p>
          </table:table-cell>
        </table:table-row>
      </table:table>
      <text:p text:style-name="P26"><text:soft-page-break/></text:p>
      <text:p text:style-name="P26"/>
      <table:table table:name="Table2" table:style-name="Table2">
        <table:table-column table:style-name="Table2.A"/>
        <table:table-column table:style-name="Table2.B"/>
        <table:table-row table:style-name="Table2.1">
          <table:table-cell table:style-name="Table2.A1" table:number-columns-spanned="2" office:value-type="string">
            <text:p text:style-name="P37"><text:span text:style-name="T28">Lista “HACIENDO” (1 tarjeta)</text:span></text:p>
          </table:table-cell>
          <table:covered-table-cell/>
        </table:table-row>
        <table:table-row table:style-name="Table2.2">
          <table:table-cell table:style-name="Table2.A1" office:value-type="string">
            <text:p text:style-name="P37"><text:span text:style-name="T28">Alumno</text:span></text:p>
          </table:table-cell>
          <table:table-cell table:style-name="Table2.A1" office:value-type="string">
            <text:p text:style-name="P37"><text:span text:style-name="T28">Número de tarjetas asignadas</text:span></text:p>
          </table:table-cell>
        </table:table-row>
        <table:table-row table:style-name="Table2.3">
          <table:table-cell table:style-name="Table2.A1" office:value-type="string">
            <text:p text:style-name="P38">Alumno 03</text:p>
          </table:table-cell>
          <table:table-cell table:style-name="Table2.A1" office:value-type="string">
            <text:p text:style-name="P38">1</text:p>
          </table:table-cell>
        </table:table-row>
      </table:table>
      <text:p text:style-name="P26"/>
      <text:p text:style-name="P26"/>
      <table:table table:name="Table3" table:style-name="Table3">
        <table:table-column table:style-name="Table3.A"/>
        <table:table-column table:style-name="Table3.B"/>
        <table:table-row table:style-name="Table3.1">
          <table:table-cell table:style-name="Table3.A1" table:number-columns-spanned="2" office:value-type="string">
            <text:p text:style-name="P37"><text:span text:style-name="T28">Lista “REALIZADO, POR REVISAR” (38 tarjetas)</text:span></text:p>
          </table:table-cell>
          <table:covered-table-cell/>
        </table:table-row>
        <table:table-row table:style-name="Table3.2">
          <table:table-cell table:style-name="Table3.A1" office:value-type="string">
            <text:p text:style-name="P37"><text:span text:style-name="T28">Alumno</text:span></text:p>
          </table:table-cell>
          <table:table-cell table:style-name="Table3.A1" office:value-type="string">
            <text:p text:style-name="P37"><text:span text:style-name="T28">Número de tarjetas asignadas</text:span></text:p>
          </table:table-cell>
        </table:table-row>
        <table:table-row table:style-name="Table3.3">
          <table:table-cell table:style-name="Table3.A1" office:value-type="string">
            <text:p text:style-name="P38">Alumno 01</text:p>
          </table:table-cell>
          <table:table-cell table:style-name="Table3.A1" office:value-type="string">
            <text:p text:style-name="P38">12</text:p>
          </table:table-cell>
        </table:table-row>
        <table:table-row table:style-name="Table3.4">
          <table:table-cell table:style-name="Table3.A1" office:value-type="string">
            <text:p text:style-name="P38">Alumno 02</text:p>
          </table:table-cell>
          <table:table-cell table:style-name="Table3.A1" office:value-type="string">
            <text:p text:style-name="P38">10</text:p>
          </table:table-cell>
        </table:table-row>
        <table:table-row table:style-name="Table3.5">
          <table:table-cell table:style-name="Table3.A1" office:value-type="string">
            <text:p text:style-name="P38">Alumno 03</text:p>
          </table:table-cell>
          <table:table-cell table:style-name="Table3.A1" office:value-type="string">
            <text:p text:style-name="P38">10</text:p>
          </table:table-cell>
        </table:table-row>
        <table:table-row table:style-name="Table3.6">
          <table:table-cell table:style-name="Table3.A1" office:value-type="string">
            <text:p text:style-name="P38">Alumno 04</text:p>
          </table:table-cell>
          <table:table-cell table:style-name="Table3.A1" office:value-type="string">
            <text:p text:style-name="P38">8</text:p>
          </table:table-cell>
        </table:table-row>
        <table:table-row table:style-name="Table3.7">
          <table:table-cell table:style-name="Table3.A1" office:value-type="string">
            <text:p text:style-name="P38">Alumno 05</text:p>
          </table:table-cell>
          <table:table-cell table:style-name="Table3.A1" office:value-type="string">
            <text:p text:style-name="P38">8</text:p>
          </table:table-cell>
        </table:table-row>
        <table:table-row table:style-name="Table3.8">
          <table:table-cell table:style-name="Table3.A1" office:value-type="string">
            <text:p text:style-name="P38">Alumno 06</text:p>
          </table:table-cell>
          <table:table-cell table:style-name="Table3.A1" office:value-type="string">
            <text:p text:style-name="P38">8</text:p>
          </table:table-cell>
        </table:table-row>
      </table:table>
      <text:p text:style-name="P2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7"><text:span text:style-name="T28">Lista “REVISADO” (10 tarjetas)</text:span></text:p>
          </table:table-cell>
          <table:covered-table-cell/>
        </table:table-row>
        <table:table-row table:style-name="Table4.2">
          <table:table-cell table:style-name="Table4.A1" office:value-type="string">
            <text:p text:style-name="P37"><text:span text:style-name="T28">Alumno</text:span></text:p>
          </table:table-cell>
          <table:table-cell table:style-name="Table4.A1" office:value-type="string">
            <text:p text:style-name="P37"><text:span text:style-name="T28">Número de tarjetas asignadas</text:span></text:p>
          </table:table-cell>
        </table:table-row>
        <table:table-row table:style-name="Table4.3">
          <table:table-cell table:style-name="Table4.A1" office:value-type="string">
            <text:p text:style-name="P38">Alumno 03</text:p>
          </table:table-cell>
          <table:table-cell table:style-name="Table4.A1" office:value-type="string">
            <text:p text:style-name="P38">2</text:p>
          </table:table-cell>
        </table:table-row>
        <table:table-row table:style-name="Table4.4">
          <table:table-cell table:style-name="Table4.A1" office:value-type="string">
            <text:p text:style-name="P38">Alumno 04</text:p>
          </table:table-cell>
          <table:table-cell table:style-name="Table4.A1" office:value-type="string">
            <text:p text:style-name="P38">5</text:p>
          </table:table-cell>
        </table:table-row>
        <table:table-row table:style-name="Table4.5">
          <table:table-cell table:style-name="Table4.A1" office:value-type="string">
            <text:p text:style-name="P38">Alumno 05</text:p>
          </table:table-cell>
          <table:table-cell table:style-name="Table4.A1" office:value-type="string">
            <text:p text:style-name="P38">5</text:p>
          </table:table-cell>
        </table:table-row>
        <table:table-row table:style-name="Table4.6">
          <table:table-cell table:style-name="Table4.A1" office:value-type="string">
            <text:p text:style-name="P38">Alumno 06</text:p>
          </table:table-cell>
          <table:table-cell table:style-name="Table4.A1" office:value-type="string">
            <text:p text:style-name="P38">5</text:p>
          </table:table-cell>
        </table:table-row>
      </table:table>
      <text:p text:style-name="P26"/>
      <text:list xml:id="list60421831365149" text:continue-numbering="true" text:style-name="WWNum4">
        <text:list-item>
          <text:list>
            <text:list-item>
              <text:p text:style-name="P46"><text:bookmark text:name="_j0qrlg5s63go"/>Información de tareas asignadas a cada alumno</text:p>
            </text:list-item>
          </text:list>
        </text:list-item>
      </text:list>
      <text:p text:style-name="P26"/>
      <table:table table:name="Table5" table:style-name="Table5">
        <table:table-column table:style-name="Table5.A"/>
        <table:table-column table:style-name="Table5.B"/>
        <table:table-row table:style-name="Table5.1">
          <table:table-cell table:style-name="Table5.A1" table:number-columns-spanned="2" office:value-type="string">
            <text:p text:style-name="P37"><text:span text:style-name="T28">Tarjetas totales asignadas a cada alumno</text:span></text:p>
          </table:table-cell>
          <table:covered-table-cell/>
        </table:table-row>
        <table:table-row table:style-name="Table5.2">
          <table:table-cell table:style-name="Table5.A1" office:value-type="string">
            <text:p text:style-name="P37"><text:span text:style-name="T28">Alumno</text:span></text:p>
          </table:table-cell>
          <table:table-cell table:style-name="Table5.A1" office:value-type="string">
            <text:p text:style-name="P37"><text:span text:style-name="T28">Número de tarjetas asignadas</text:span></text:p>
          </table:table-cell>
        </table:table-row>
        <table:table-row table:style-name="Table5.3">
          <table:table-cell table:style-name="Table5.A1" office:value-type="string">
            <text:p text:style-name="P38">Alumno 01</text:p>
          </table:table-cell>
          <table:table-cell table:style-name="Table5.A1" office:value-type="string">
            <text:p text:style-name="P38">13</text:p>
          </table:table-cell>
        </table:table-row>
        <table:table-row table:style-name="Table5.4">
          <table:table-cell table:style-name="Table5.A1" office:value-type="string">
            <text:p text:style-name="P38">Alumno 02</text:p>
          </table:table-cell>
          <table:table-cell table:style-name="Table5.A1" office:value-type="string">
            <text:p text:style-name="P38">11</text:p>
          </table:table-cell>
        </table:table-row>
        <table:table-row table:style-name="Table5.5">
          <table:table-cell table:style-name="Table5.A1" office:value-type="string">
            <text:p text:style-name="P38">Alumno 03</text:p>
          </table:table-cell>
          <table:table-cell table:style-name="Table5.A1" office:value-type="string">
            <text:p text:style-name="P38">15</text:p>
          </table:table-cell>
        </table:table-row>
        <table:table-row table:style-name="Table5.6">
          <table:table-cell table:style-name="Table5.A1" office:value-type="string">
            <text:p text:style-name="P38">Alumno 04</text:p>
          </table:table-cell>
          <table:table-cell table:style-name="Table5.A1" office:value-type="string">
            <text:p text:style-name="P38">13</text:p>
          </table:table-cell>
        </table:table-row>
        <table:table-row table:style-name="Table5.7">
          <table:table-cell table:style-name="Table5.A1" office:value-type="string">
            <text:p text:style-name="P38">Alumno 05</text:p>
          </table:table-cell>
          <table:table-cell table:style-name="Table5.A1" office:value-type="string">
            <text:p text:style-name="P38">13</text:p>
          </table:table-cell>
        </table:table-row>
        <table:table-row table:style-name="Table5.8">
          <table:table-cell table:style-name="Table5.A1" office:value-type="string">
            <text:p text:style-name="P38">Alumno 07</text:p>
          </table:table-cell>
          <table:table-cell table:style-name="Table5.A1" office:value-type="string">
            <text:p text:style-name="P38">13</text:p>
          </table:table-cell>
        </table:table-row>
      </table:table>
      <text:p text:style-name="P26"/>
      <text:list xml:id="list60421730180635" text:continue-numbering="true" text:style-name="WWNum4">
        <text:list-item>
          <text:p text:style-name="P44"><text:bookmark text:name="_4xytlvlohp0e"/>Objetivos planteados</text:p>
        </text:list-item>
      </text:list>
      <text:p text:style-name="P39">En este proceso de análisis del estado del tablero:</text:p>
      <text:list xml:id="list3092604547" text:style-name="WWNum1">
        <text:list-item>
          <text:p text:style-name="P31"><text:span text:style-name="T28">Sobre el uso del tablero:</text:span></text:p>
          <text:list>
            <text:list-item>
              <text:p text:style-name="P33">Analizar si el tablero está usándose de manera adecuada.</text:p>
            </text:list-item>
            <text:list-item>
              <text:p text:style-name="P33">Analizar si la carga de trabajo entre alumnos es adecuada.</text:p>
            </text:list-item>
            <text:list-item>
              <text:p text:style-name="P33">Intuir el estado del proyecto basándose en la instantánea del proyecto.</text:p>
            </text:list-item>
          </text:list>
        </text:list-item>
      </text:list>
      <text:list xml:id="list60421933043400" text:continue-list="list60421730180635" text:style-name="WWNum4">
        <text:list-item>
          <text:p text:style-name="P44"><text:bookmark text:name="_klgy5w6zzl5k"/>Métricas</text:p>
        </text:list-item>
      </text:list>
      <text:p text:style-name="P26">Las métricas a extraer para intentar lograr los objetivos planteados son:</text:p>
      <text:list xml:id="list60421231752059" text:continue-list="list3092604547" text:style-name="WWNum1">
        <text:list-item>
          <text:p text:style-name="P31"><text:soft-page-break/><text:span text:style-name="T28">Sobre el tablero de Trello</text:span></text:p>
          <text:list>
            <text:list-item>
              <text:p text:style-name="P33">Número de tarjetas en cada lista <text:span text:style-name="T28">[Entero]</text:span>.</text:p>
            </text:list-item>
            <text:list-item>
              <text:p text:style-name="P33">Número de tarjetas asignadas a cada alumno en cada lista <text:span text:style-name="T28">[Entero]</text:span>.</text:p>
            </text:list-item>
            <text:list-item>
              <text:p text:style-name="P33">Número de tarjetas asignadas a cada alumno en total <text:span text:style-name="T28">[Entero]</text:span>.</text:p>
            </text:list-item>
          </text:list>
        </text:list-item>
      </text:list>
      <text:list xml:id="list60420215001585" text:continue-list="list60421933043400" text:style-name="WWNum4">
        <text:list-item>
          <text:p text:style-name="P44"><text:bookmark text:name="_vb8r5fs5yqpp"/>Procesamiento de datos</text:p>
        </text:list-item>
      </text:list>
      <text:p text:style-name="P26">La utilidad Python para analizar Trello nos ha proporcionado datos con un alto nivel de procesamiento, por lo cual no hemos requerido un posterior proceso a los datos obtenidos.</text:p>
      <text:list xml:id="list60421862776495" text:continue-numbering="true" text:style-name="WWNum4">
        <text:list-item>
          <text:p text:style-name="P44"><text:bookmark text:name="_7xdwvtrre4y3"/>Análisis</text:p>
          <text:list>
            <text:list-item>
              <text:p text:style-name="P46"><text:bookmark text:name="_kvrtxh2kb1q6"/>Análisis del la asignación de tarjetas</text:p>
            </text:list-item>
          </text:list>
        </text:list-item>
      </text:list>
      <text:p text:style-name="P24">Observando los datos proporcionados, podemos observar que el alumno con mayor carga de tarjetas es de 15 tarjetas y el de menor carga 11 tarjetas, siendo la media 13 tarjetas por alumno.</text:p>
      <text:p text:style-name="P26"><text:span text:style-name="T28">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60422224167900" text:continue-numbering="true" text:style-name="WWNum4">
        <text:list-item>
          <text:list>
            <text:list-item>
              <text:p text:style-name="P46"><text:bookmark text:name="_urronbp9i9ti"/>Análisis del estado del proyecto</text:p>
            </text:list-item>
          </text:list>
        </text:list-item>
      </text:list>
      <text:p text:style-name="P26">Analizando la cantidad de tarjetas en cada lista, vemos que hay una cantidad muy pequeña en las listas “POR HACER” (2 tarjetas) <text:s/>y “HACIENDO” (1 tarjeta). </text:p>
      <text:p text:style-name="P26">Sin embargo, la lista “REALIZADO, POR REVISAR” es con diferencia la más poblada (38 tarjetas), frente a 10 en la lista “REVISADO”. </text:p>
      <text:p text:style-name="P26"><text:span text:style-name="T28">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60420810030441" text:continue-numbering="true" text:style-name="WWNum4">
        <text:list-item>
          <text:p text:style-name="P44"><text:bookmark text:name="_kyspqz4azms1"/>Actuaciones</text:p>
        </text:list-item>
      </text:list>
      <text:p text:style-name="P26">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6"/>
      <text:list xml:id="list2677852824" text:style-name="WWNum3">
        <text:list-item>
          <text:p text:style-name="P28"><text:span text:style-name="T28">Sobre la asignación de las tareas:</text:span></text:p>
          <text:list>
            <text:list-item>
              <text:p text:style-name="P34">Preguntar al alumnado su opinión sobre la asignación de tareas.</text:p>
            </text:list-item>
            <text:list-item>
              <text:p text:style-name="P34">Plantear posibilidad de mejorar métricas para medir la dificultad de la tarea, por ejemplo teniendo en cuenta personas asignadas a una tarea.</text:p>
              <text:list>
                <text:list-item>
                  <text:p text:style-name="P40">Estas métricas nos ayudan a medir si la carga es apropiada.</text:p>
                </text:list-item>
              </text:list>
            </text:list-item>
          </text:list>
        </text:list-item>
        <text:list-item>
          <text:p text:style-name="P30"><text:soft-page-break/><text:span text:style-name="T28">Sobre el estado del proyecto:</text:span></text:p>
          <text:list>
            <text:list-item>
              <text:p text:style-name="P34">Reflexionar sobre si el estado del proyecto es el deseado (es decir, que haya un exceso de tarjetas en “REALIZADO, POR REVISAR”).</text:p>
              <text:list>
                <text:list-item>
                  <text:p text:style-name="P40">Se debe reflexionar sobre si es el estado deseado o si el alumnado ha realizado las cosas de una forma distinta a la pautada.</text:p>
                </text:list-item>
                <text:list-item>
                  <text:p text:style-name="P40">Por ejemplo, ¿La pauta era realizar todas las tareas y revisar al final? ¿O era revisar cada tarea a fondo antes de dejarla?</text:p>
                  <text:list>
                    <text:list-item>
                      <text:p text:style-name="P41">Si es la primera, el estado es el esperado.</text:p>
                    </text:list-item>
                    <text:list-item>
                      <text:p text:style-name="P42">Si es la segunda, el estado no es el esperado. Una posible hipótesis es <text:s/>que el alumnado no tenga inculcado la necesidad de testear lo que hace y esté haciendo algo contrario a lo pautado por qué cree que es mejor.</text:p>
                    </text:list-item>
                  </text:list>
                </text:list-item>
              </text:list>
            </text:list-item>
          </text:list>
        </text:list-item>
      </text:list>
      <text:p text:style-name="P24"/>
      <text:p text:style-name="P13"><text:span text:style-name="T16">📖 </text:span><text:span text:style-name="T28">Importante: </text:span><text:s/>recordad que tras cada actuación finalmente realizada, debe realizarse un seguimiento a través del tiempo para facilitar la evaluación de la misma.</text:p>
      <text:list xml:id="list60420899817888" text:continue-list="list60420810030441" text:style-name="WWNum4">
        <text:list-item>
          <text:p text:style-name="P45"><text:bookmark text:name="_6mthzm8fdk9x"/>Bibliografía</text:p>
        </text:list-item>
      </text:list>
      <text:p text:style-name="P5">[1] Edulíticas.com <text:a xlink:type="simple" xlink:href="https://eduliticas.com/" text:style-name="ListLabel_20_28" text:visited-style-name="ListLabel_20_28"><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7">https://www.researchgate.net/publication/324687610_Handbook_of_Learning_Analytics</text:span></text:a></text:p>
      <text:p text:style-name="P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150" meta:word-count="1385" meta:character-count="8784" meta:non-whitespace-character-count="7563"/>
    <meta:generator>LibreOfficeDev/6.0.5.2$Linux_X86_64 LibreOffice_project/</meta:generator>
  </office:meta>
</office:document-meta>
</file>